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ffffff" draw:textarea-vertical-align="middle"/>
    </style:style>
    <style:style style:name="gr2" style:family="graphic" style:parent-style-name="standard">
      <style:graphic-properties svg:stroke-color="#000000" draw:fill-color="#ffffff" draw:opacity="0%" draw:textarea-horizontal-align="justify" draw:textarea-vertical-align="top" draw:auto-grow-height="false" fo:min-height="3.052cm" fo:min-width="7.3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4" style:family="graphic" style:parent-style-name="objectwithoutfill">
      <style:graphic-properties svg:stroke-color="#000000" draw:fill="none" draw:fill-color="#000000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color="#000000" draw:fill="none" draw:fill-color="#000000" draw:textarea-vertical-align="middle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12.45cm" fo:min-width="0cm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3.724cm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2.962cm"/>
    </style:style>
    <style:style style:name="gr11" style:family="graphic" style:parent-style-name="objectwithoutfill">
      <style:graphic-properties svg:stroke-color="#000000" draw:fill="none" draw:fill-color="#ffffff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cm"/>
    </style:style>
    <style:style style:name="gr13" style:family="graphic" style:parent-style-name="objectwithoutfill">
      <style:graphic-properties draw:stroke="dash" draw:stroke-dash="Ultrafine_20_Dotted_20__28_var_29_" svg:stroke-color="#000000" draw:fill="none" draw:fill-color="#000000" draw:textarea-vertical-align="middle"/>
    </style:style>
    <style:style style:name="gr14" style:family="graphic" style:parent-style-name="objectwithoutfill">
      <style:graphic-properties draw:stroke="dash" draw:stroke-dash="Fine_20_Dashed" svg:stroke-color="#000000" draw:fill="none" draw:fill-color="#000000" draw:textarea-vertical-align="midd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262cm"/>
    </style:style>
    <style:style style:name="gr16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7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3.945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008cm"/>
    </style:style>
    <style:style style:name="gr2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1.278cm"/>
    </style:style>
    <style:style style:name="gr2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287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4.358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width="0.035cm" svg:stroke-color="#000000" draw:marker-start-width="0.252cm" draw:marker-end-width="0.252cm" draw:fill="none" draw:fill-color="#000000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solid" draw:stroke-dash="Fine_20_Dashe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fo:min-height="0.276cm"/>
    </style:style>
    <style:style style:name="gr31" style:family="graphic" style:parent-style-name="objectwithoutfill">
      <style:graphic-properties draw:stroke="dash" draw:stroke-dash="Ultrafine_20_Dotted_20__28_var_29_" draw:fill="none" draw:textarea-vertical-align="middle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6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55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36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055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135cm"/>
    </style:style>
    <style:style style:name="gr38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.258cm" fo:min-width="0.5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4.072cm"/>
    </style:style>
    <style:style style:name="gr41" style:family="graphic" style:parent-style-name="standard">
      <style:graphic-properties svg:stroke-color="#000000" draw:fill-color="#cccccc" draw:textarea-horizontal-align="justify" draw:textarea-vertical-align="middle" draw:auto-grow-height="false" fo:min-height="0.004cm" fo:min-width="2.929cm"/>
    </style:style>
    <style:style style:name="gr42" style:family="graphic" style:parent-style-name="objectwithoutfill">
      <style:graphic-properties draw:stroke="dash" draw:stroke-dash="Fine_20_Dashed" svg:stroke-color="#000000" draw:fill="none" draw:fill-color="#ffffff" draw:textarea-vertical-align="middle"/>
    </style:style>
    <style:style style:name="gr4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color="#000000" draw:fill="none" draw:fill-color="#ffffff" draw:textarea-vertical-align="middle"/>
    </style:style>
    <style:style style:name="gr45" style:family="graphic" style:parent-style-name="objectwithoutfill">
      <style:graphic-properties draw:stroke="dash" draw:stroke-dash="Ultrafine_20_Dotted_20__28_var_29_" svg:stroke-color="#000000" draw:fill="none" draw:fill-color="#ffffff" draw:textarea-vertical-align="middle"/>
    </style:style>
    <style:style style:name="gr46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fo:min-height="0.258cm" fo:min-width="1.024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389cm"/>
    </style:style>
    <style:style style:name="gr48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77cm" fo:min-width="0.287cm" fo:padding-top="0.142cm" fo:padding-bottom="0.142cm" fo:padding-left="0.267cm" fo:padding-right="0.267cm"/>
    </style:style>
    <style:style style:name="gr50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0.643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389cm"/>
    </style:style>
    <style:style style:name="gr53" style:family="graphic" style:parent-style-name="standard">
      <style:graphic-properties draw:stroke="none" svg:stroke-color="#000000" draw:fill="none" draw:fill-color="#ffffff" fo:min-height="0.477cm"/>
    </style:style>
    <style:style style:name="gr54" style:family="graphic" style:parent-style-name="standard">
      <style:graphic-properties draw:fill-color="#ffffff" draw:opacity="0%" draw:textarea-horizontal-align="justify" draw:textarea-vertical-align="middle" draw:auto-grow-height="false" fo:min-height="0.828cm" fo:min-width="0cm" draw:shadow="hidden" draw:shadow-opacity="0%"/>
    </style:style>
    <style:style style:name="gr55" style:family="graphic" style:parent-style-name="standard">
      <style:graphic-properties draw:fill-color="#ffffff" draw:opacity="0%" draw:textarea-horizontal-align="justify" draw:textarea-vertical-align="middle" draw:auto-grow-height="false" fo:min-height="0.827cm" fo:min-width="0cm" draw:shadow="hidden" draw:shadow-opacity="0%"/>
    </style:style>
    <style:style style:name="gr56" style:family="graphic" style:parent-style-name="standard">
      <style:graphic-properties draw:fill-color="#ffffff" draw:opacity="0%" draw:textarea-horizontal-align="justify" draw:textarea-vertical-align="middle" draw:auto-grow-height="false" fo:min-height="0.648cm" fo:min-width="0cm" draw:shadow="hidden" draw:shadow-opacity="0%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7cm" fo:min-width="0.159cm" draw:shadow="hidden"/>
    </style:style>
    <style:style style:name="gr58" style:family="graphic" style:parent-style-name="standard">
      <style:graphic-properties draw:stroke="none" svg:stroke-color="#000000" draw:fill="none" draw:fill-color="#ffffff" fo:min-height="1.02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60" style:family="graphic" style:parent-style-name="standard">
      <style:graphic-properties draw:stroke="none" svg:stroke-color="#000000" draw:fill="none" draw:fill-color="#ffffff" fo:min-height="0.399cm"/>
    </style:style>
    <style:style style:name="gr61" style:family="graphic" style:parent-style-name="standard">
      <style:graphic-properties draw:stroke="none" svg:stroke-color="#000000" draw:fill="none" draw:fill-color="#ffffff" fo:min-height="3.571cm"/>
    </style:style>
    <style:style style:name="gr62" style:family="graphic" style:parent-style-name="standard">
      <style:graphic-properties draw:stroke="none" svg:stroke-color="#000000" draw:fill="none" draw:fill-color="#ffffff" fo:min-height="2.798cm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389cm"/>
    </style:style>
    <style:style style:name="gr64" style:family="graphic" style:parent-style-name="objectwithoutfill">
      <style:graphic-properties draw:stroke="dash" draw:stroke-dash="Ultrafine_20_Dashed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fo:min-height="3.333cm"/>
    </style:style>
    <style:style style:name="gr66" style:family="graphic" style:parent-style-name="standard">
      <style:graphic-properties draw:stroke="none" svg:stroke-color="#000000" draw:fill="none" draw:fill-color="#ffffff" fo:min-height="2.143cm"/>
    </style:style>
    <style:style style:name="gr67" style:family="graphic" style:parent-style-name="standard">
      <style:graphic-properties draw:stroke="none" svg:stroke-color="#000000" draw:fill="none" draw:fill-color="#ffffff" fo:min-height="1.905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 draw:opacity="0%"/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000000"/>
      <style:paragraph-properties fo:margin-top="0cm" fo:margin-bottom="0cm" fo:line-height="100%" fo:text-align="start"/>
      <style:text-properties fo:font-size="7pt" style:font-size-asian="7pt" style:font-size-complex="7pt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top="0cm" fo:margin-bottom="0cm" fo:line-height="100%" fo:text-align="end"/>
    </style:style>
    <style:style style:name="P10" style:family="paragraph">
      <loext:graphic-properties draw:fill="none" draw:fill-color="#000000"/>
      <style:paragraph-properties fo:margin-top="0cm" fo:margin-bottom="0cm" fo:line-height="100%" fo:text-align="end"/>
      <style:text-properties fo:font-size="7pt" style:font-size-asian="7pt" style:font-size-complex="7pt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 draw:fill-color="#ffffff"/>
      <style:paragraph-properties fo:text-align="end"/>
    </style:style>
    <style:style style:name="P14" style:family="paragraph">
      <loext:graphic-properties draw:fill-color="#ffffff"/>
      <style:paragraph-properties fo:text-align="center"/>
      <style:text-properties fo:font-size="7pt" style:font-size-asian="12pt" style:font-size-complex="12pt"/>
    </style:style>
    <style:style style:name="P1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style:paragraph-properties fo:text-align="end"/>
    </style:style>
    <style:style style:name="P17" style:family="paragraph">
      <loext:graphic-properties draw:fill-color="#ffffff"/>
      <style:paragraph-properties fo:text-align="end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text-properties fo:font-size="7pt" style:font-size-asian="7pt" style:font-size-complex="7pt"/>
    </style:style>
    <style:style style:name="P20" style:family="paragraph">
      <loext:graphic-properties draw:fill-color="#ffffff"/>
      <style:paragraph-properties fo:text-align="center"/>
      <style:text-properties fo:font-size="8pt"/>
    </style:style>
    <style:style style:name="P21" style:family="paragraph">
      <style:paragraph-properties fo:line-height="0.203cm" fo:text-align="center"/>
    </style:style>
    <style:style style:name="P22" style:family="paragraph">
      <loext:graphic-properties draw:fill-color="#ffffff"/>
      <style:paragraph-properties fo:line-height="0.203cm" fo:text-align="center"/>
      <style:text-properties fo:font-size="7pt" style:font-size-asian="7pt" style:font-size-complex="7pt"/>
    </style:style>
    <style:style style:name="P23" style:family="paragraph">
      <style:paragraph-properties fo:margin-top="0cm" fo:margin-bottom="0cm" fo:line-height="0.203cm" fo:text-align="center"/>
    </style:style>
    <style:style style:name="P24" style:family="paragraph">
      <loext:graphic-properties draw:fill-color="#ffffff"/>
      <style:paragraph-properties fo:margin-top="0cm" fo:margin-bottom="0cm" fo:line-height="0.203cm" fo:text-align="center"/>
      <style:text-properties fo:font-size="7pt" style:font-size-asian="7pt" style:font-size-complex="7pt"/>
    </style:style>
    <style:style style:name="P25" style:family="paragraph">
      <loext:graphic-properties draw:fill="solid" draw:fill-color="#ffffff" draw:opacity="100%"/>
      <style:paragraph-properties fo:text-align="center"/>
      <style:text-properties fo:font-size="8pt"/>
    </style:style>
    <style:style style:name="P26" style:family="paragraph">
      <loext:graphic-properties draw:fill="none" draw:fill-color="#ffffff"/>
      <style:text-properties fo:font-size="4pt" style:font-size-asian="4pt" style:font-size-complex="4pt"/>
    </style:style>
    <style:style style:name="P27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paragraph-properties fo:text-align="center"/>
      <style:text-properties fo:font-size="7pt"/>
    </style:style>
    <style:style style:name="P29" style:family="paragraph">
      <loext:graphic-properties draw:fill="solid" draw:fill-color="#dddddd" draw:opacity="100%"/>
      <style:paragraph-properties fo:text-align="center"/>
      <style:text-properties fo:font-size="8pt"/>
    </style:style>
    <style:style style:name="P30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31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33" style:family="paragraph">
      <loext:graphic-properties draw:fill-color="#ffffff" draw:opacity="0%"/>
      <style:paragraph-properties fo:text-align="center"/>
    </style:style>
    <style:style style:name="P34" style:family="paragraph">
      <loext:graphic-properties draw:fill="none" draw:fill-color="#ffffff"/>
      <style:text-properties fo:font-size="6.5pt" style:font-size-asian="18pt" style:font-size-complex="18pt"/>
    </style:style>
    <style:style style:name="P35" style:family="paragraph">
      <loext:graphic-properties draw:fill="none" draw:fill-color="#ffffff"/>
      <style:text-properties fo:font-size="7pt" style:font-size-asian="18pt" style:font-size-complex="18pt"/>
    </style:style>
    <style:style style:name="P36" style:family="paragraph">
      <loext:graphic-properties draw:fill="none" draw:fill-color="#ffffff"/>
      <style:paragraph-properties fo:text-align="end"/>
      <style:text-properties fo:font-size="5pt" style:font-size-asian="18pt" style:font-size-complex="18pt"/>
    </style:style>
    <style:style style:name="P37" style:family="paragraph">
      <style:paragraph-properties>
        <style:tab-stops>
          <style:tab-stop style:position="2.001cm"/>
        </style:tab-stops>
      </style:paragraph-properties>
    </style:style>
    <style:style style:name="P38" style:family="paragraph">
      <loext:graphic-properties draw:fill="none" draw:fill-color="#ffffff"/>
      <style:paragraph-properties>
        <style:tab-stops>
          <style:tab-stop style:position="2.001cm"/>
        </style:tab-stops>
      </style:paragraph-properties>
      <style:text-properties fo:font-size="6pt" style:font-size-asian="18pt" style:font-size-complex="18pt"/>
    </style:style>
    <style:style style:name="P39" style:family="paragraph">
      <style:paragraph-properties>
        <style:tab-stops>
          <style:tab-stop style:position="0.464cm"/>
          <style:tab-stop style:position="1.282cm"/>
        </style:tab-stops>
      </style:paragraph-properties>
    </style:style>
    <style:style style:name="P40" style:family="paragraph">
      <loext:graphic-properties draw:fill="none" draw:fill-color="#ffffff"/>
      <style:paragraph-properties>
        <style:tab-stops>
          <style:tab-stop style:position="0.464cm"/>
          <style:tab-stop style:position="1.282cm"/>
        </style:tab-stops>
      </style:paragraph-properties>
      <style:text-properties fo:font-size="6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/>
    </style:style>
    <style:style style:name="T6" style:family="text">
      <style:text-properties fo:font-size="4pt" style:font-size-asian="4pt" style:font-size-complex="4pt"/>
    </style:style>
    <style:style style:name="T7" style:family="text">
      <style:text-properties fo:font-size="7pt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style:style style:name="T9" style:family="text">
      <style:text-properties fo:font-size="6.5pt" style:font-size-asian="18pt" style:font-size-complex="18pt"/>
    </style:style>
    <style:style style:name="T10" style:family="text">
      <style:text-properties fo:font-size="7pt" style:font-size-asian="18pt" style:font-size-complex="18pt"/>
    </style:style>
    <style:style style:name="T11" style:family="text">
      <style:text-properties fo:font-size="5pt" style:font-size-asian="18pt" style:font-size-complex="18pt"/>
    </style:style>
    <style:style style:name="T12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96cm" svg:y1="18.907cm" svg:x2="8.748cm" svg:y2="17.637cm">
          <text:p/>
        </draw:line>
        <draw:line draw:style-name="gr1" draw:text-style-name="P1" draw:layer="layout" svg:x1="7.223cm" svg:y1="18.907cm" svg:x2="8.748cm" svg:y2="17.637cm">
          <text:p/>
        </draw:line>
        <draw:line draw:style-name="gr1" draw:text-style-name="P1" draw:layer="layout" svg:x1="6.334cm" svg:y1="18.907cm" svg:x2="8.749cm" svg:y2="17.637cm">
          <text:p/>
        </draw:line>
        <draw:line draw:style-name="gr1" draw:text-style-name="P1" draw:layer="layout" svg:x1="6.461cm" svg:y1="18.907cm" svg:x2="8.75cm" svg:y2="17.637cm">
          <text:p/>
        </draw:line>
        <draw:line draw:style-name="gr1" draw:text-style-name="P1" draw:layer="layout" svg:x1="8.112cm" svg:y1="19.034cm" svg:x2="8.749cm" svg:y2="17.637cm">
          <text:p/>
        </draw:line>
        <draw:line draw:style-name="gr1" draw:text-style-name="P1" draw:layer="layout" svg:x1="7.985cm" svg:y1="18.907cm" svg:x2="8.75cm" svg:y2="17.638cm">
          <text:p/>
        </draw:line>
        <draw:custom-shape draw:style-name="gr2" draw:text-style-name="P3" draw:layer="layout" svg:width="7.874cm" svg:height="3.302cm" svg:x="3.921cm" svg:y="16.24cm">
          <text:p text:style-name="P2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937cm" svg:y1="17.764cm" svg:x2="8.493cm" svg:y2="17.51cm">
          <text:p/>
        </draw:line>
        <draw:line draw:style-name="gr1" draw:text-style-name="P1" draw:layer="layout" svg:x1="4.937cm" svg:y1="17.891cm" svg:x2="8.493cm" svg:y2="17.51cm">
          <text:p/>
        </draw:line>
        <draw:custom-shape draw:style-name="gr3" draw:text-style-name="P5" draw:layer="layout" svg:width="0.762cm" svg:height="0.508cm" draw:transform="rotate (1.5707963267949) translate (2.905cm 20.304cm)">
          <text:p text:style-name="P4"><text:span text:style-name="T2">+36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9.89cm" svg:y1="16.24cm" svg:x2="9.89cm" svg:y2="2.524cm">
          <text:p text:style-name="P6"><text:span text:style-name="T2">ystep</text:span></text:p>
          <text:p text:style-name="P6"><text:span text:style-name="T2"/></text:p>
        </draw:line>
        <draw:line draw:style-name="gr4" draw:text-style-name="P7" draw:layer="layout" svg:x1="10.144cm" svg:y1="16.24cm" svg:x2="10.144cm" svg:y2="2.524cm">
          <text:p text:style-name="P6"><text:span text:style-name="T2">ydir</text:span></text:p>
          <text:p text:style-name="P6"><text:span text:style-name="T2"/></text:p>
        </draw:line>
        <draw:custom-shape draw:style-name="gr5" draw:text-style-name="P8" draw:layer="layout" svg:width="1.27cm" svg:height="1.27cm" svg:x="9.255cm" svg:y="1.381cm">
          <text:p text:style-name="P4"><text:span text:style-name="T1">y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.27cm" svg:height="1.27cm" svg:x="25.384cm" svg:y="1.381cm">
          <text:p text:style-name="P4"><text:span text:style-name="T1">ym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0" draw:layer="layout" svg:x1="10.525cm" svg:y1="1.508cm" svg:x2="25.385cm" svg:y2="1.508cm">
          <text:p text:style-name="P9"><text:span text:style-name="T2">vin</text:span></text:p>
          <text:p text:style-name="P9"><text:span text:style-name="T2"/></text:p>
        </draw:line>
        <draw:line draw:style-name="gr6" draw:text-style-name="P10" draw:layer="layout" svg:x1="10.525cm" svg:y1="1.762cm" svg:x2="25.385cm" svg:y2="1.762cm">
          <text:p text:style-name="P9"><text:span text:style-name="T2">gnd</text:span></text:p>
          <text:p text:style-name="P9"><text:span text:style-name="T2"/></text:p>
        </draw:line>
        <draw:line draw:style-name="gr4" draw:text-style-name="P10" draw:layer="layout" svg:x1="10.525cm" svg:y1="2.016cm" svg:x2="25.385cm" svg:y2="2.016cm">
          <text:p text:style-name="P9"><text:span text:style-name="T2">ystep</text:span></text:p>
          <text:p text:style-name="P9"><text:span text:style-name="T2"/></text:p>
        </draw:line>
        <draw:line draw:style-name="gr4" draw:text-style-name="P10" draw:layer="layout" svg:x1="10.525cm" svg:y1="2.27cm" svg:x2="25.385cm" svg:y2="2.27cm">
          <text:p text:style-name="P9"><text:span text:style-name="T2">ydir</text:span></text:p>
          <text:p text:style-name="P9"><text:span text:style-name="T2"/></text:p>
        </draw:line>
        <draw:line draw:style-name="gr7" draw:text-style-name="P7" draw:layer="layout" svg:x1="8.874cm" svg:y1="9.382cm" svg:x2="24.749cm" svg:y2="9.382cm">
          <text:p/>
        </draw:line>
        <draw:custom-shape draw:style-name="gr8" draw:text-style-name="P11" draw:layer="layout" svg:width="0.254cm" svg:height="12.7cm" svg:x="10.906cm" svg:y="3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254cm" svg:height="12.7cm" svg:x="25.384cm" svg:y="3.032cm">
          <text:p/>
          <draw:enhanced-geometry svg:viewBox="0 0 21600 21600" draw:type="rectangle" draw:enhanced-path="M 0 0 L 21600 0 21600 21600 0 21600 0 0 Z N"/>
        </draw:custom-shape>
        <draw:line draw:style-name="gr4" draw:text-style-name="P7" draw:layer="layout" svg:x1="6.842cm" svg:y1="16.24cm" svg:x2="6.842cm" svg:y2="14.97cm">
          <text:p text:style-name="P6"><text:span text:style-name="T2">adir</text:span></text:p>
          <text:p text:style-name="P6"><text:span text:style-name="T2"/></text:p>
        </draw:line>
        <draw:line draw:style-name="gr6" draw:text-style-name="P7" draw:layer="layout" svg:x1="3.54cm" svg:y1="16.621cm" svg:x2="3.54cm" svg:y2="5.699cm">
          <text:p text:style-name="P6"><text:span text:style-name="T2">vcc</text:span></text:p>
          <text:p text:style-name="P6"><text:span text:style-name="T2"/></text:p>
        </draw:line>
        <draw:line draw:style-name="gr4" draw:text-style-name="P7" draw:layer="layout" svg:x1="4.302cm" svg:y1="16.24cm" svg:x2="4.302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10.652cm" svg:y1="16.24cm" svg:x2="10.652cm" svg:y2="2.778cm">
          <text:p text:style-name="P6"><text:span text:style-name="T2">ylim</text:span></text:p>
          <text:p text:style-name="P6"><text:span text:style-name="T2"/></text:p>
        </draw:line>
        <draw:line draw:style-name="gr4" draw:text-style-name="P7" draw:layer="layout" svg:x1="4.556cm" svg:y1="16.24cm" svg:x2="4.556cm" svg:y2="6.842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08cm" svg:y1="16.24cm" svg:x2="6.08cm" svg:y2="9.128cm">
          <text:p text:style-name="P6"><text:span text:style-name="T2">xstep</text:span></text:p>
          <text:p text:style-name="P6"><text:span text:style-name="T2"/></text:p>
        </draw:line>
        <draw:line draw:style-name="gr4" draw:text-style-name="P7" draw:layer="layout" svg:x1="5.826cm" svg:y1="16.24cm" svg:x2="5.826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5.572cm" svg:y1="16.24cm" svg:x2="5.572cm" svg:y2="8.62cm">
          <text:p text:style-name="P6"><text:span text:style-name="T2">xlim</text:span></text:p>
          <text:p text:style-name="P6"><text:span text:style-name="T2"/></text:p>
        </draw:line>
        <draw:custom-shape draw:style-name="gr9" draw:text-style-name="P11" draw:layer="layout" svg:width="14.224cm" svg:height="0.254cm" svg:x="11.16cm" svg:y="3.0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4.224cm" svg:height="0.254cm" svg:x="11.16cm" svg:y="15.4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3.462cm" svg:height="0.254cm" svg:x="11.668cm" svg:y="9.636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08cm" svg:y1="9.128cm" svg:x2="6.461cm" svg:y2="9.128cm">
          <text:p/>
        </draw:line>
        <draw:line draw:style-name="gr11" draw:text-style-name="P1" draw:layer="layout" svg:x1="5.826cm" svg:y1="8.874cm" svg:x2="6.461cm" svg:y2="8.874cm">
          <text:p/>
        </draw:line>
        <draw:line draw:style-name="gr11" draw:text-style-name="P1" draw:layer="layout" svg:x1="5.572cm" svg:y1="8.62cm" svg:x2="6.461cm" svg:y2="8.62cm">
          <text:p/>
        </draw:line>
        <draw:custom-shape draw:style-name="gr12" draw:text-style-name="P12" draw:layer="layout" svg:width="0.254cm" svg:height="1.016cm" svg:x="6.461cm" svg:y="8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5.318cm" svg:y1="16.24cm" svg:x2="5.318cm" svg:y2="7.858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4.81cm" svg:y1="16.24cm" svg:x2="4.81cm" svg:y2="7.35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5.064cm" svg:y1="16.24cm" svg:x2="5.064cm" svg:y2="7.604cm">
          <text:p text:style-name="P6"><text:span text:style-name="T2">drx</text:span></text:p>
          <text:p text:style-name="P6"><text:span text:style-name="T2"/></text:p>
        </draw:line>
        <draw:line draw:style-name="gr14" draw:text-style-name="P7" draw:layer="layout" svg:x1="2.27cm" svg:y1="19.542cm" svg:x2="2.27cm" svg:y2="4.683cm">
          <text:p text:style-name="P6"><text:span text:style-name="T2">usb</text:span></text:p>
          <text:p text:style-name="P6"><text:span text:style-name="T2"/></text:p>
        </draw:line>
        <draw:custom-shape draw:style-name="gr15" draw:text-style-name="P5" draw:layer="layout" svg:width="0.762cm" svg:height="0.254cm" draw:transform="rotate (1.5707963267949) translate (2.097cm 20.304cm)">
          <text:p text:style-name="P4"><text:span text:style-name="T2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7" draw:layer="layout" svg:x1="2.524cm" svg:y1="19.542cm" svg:x2="2.524cm" svg:y2="4.937cm">
          <text:p text:style-name="P6"><text:span text:style-name="T2">air</text:span></text:p>
          <text:p text:style-name="P6"><text:span text:style-name="T2"/></text:p>
        </draw:line>
        <draw:custom-shape draw:style-name="gr15" draw:text-style-name="P5" draw:layer="layout" svg:width="0.762cm" svg:height="0.254cm" draw:transform="rotate (1.5707963267949) translate (2.44cm 20.304cm)">
          <text:p text:style-name="P4"><text:span text:style-name="T2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3" draw:layer="layout" svg:x1="5.064cm" svg:y1="7.604cm" svg:x2="6.588cm" svg:y2="7.604cm">
          <text:p/>
        </draw:line>
        <draw:line draw:style-name="gr11" draw:text-style-name="P1" draw:layer="layout" svg:x1="4.81cm" svg:y1="7.35cm" svg:x2="6.588cm" svg:y2="7.35cm">
          <text:p/>
        </draw:line>
        <draw:line draw:style-name="gr11" draw:text-style-name="P1" draw:layer="layout" svg:x1="4.556cm" svg:y1="6.842cm" svg:x2="6.588cm" svg:y2="6.842cm">
          <text:p/>
        </draw:line>
        <draw:line draw:style-name="gr16" draw:text-style-name="P1" draw:layer="layout" svg:x1="5.318cm" svg:y1="7.858cm" svg:x2="6.588cm" svg:y2="7.858cm">
          <text:p/>
        </draw:line>
        <draw:line draw:style-name="gr11" draw:text-style-name="P1" draw:layer="layout" svg:x1="4.302cm" svg:y1="6.588cm" svg:x2="6.588cm" svg:y2="6.588cm">
          <text:p/>
        </draw:line>
        <draw:line draw:style-name="gr11" draw:text-style-name="P1" draw:layer="layout" svg:x1="4.048cm" svg:y1="6.334cm" svg:x2="6.588cm" svg:y2="6.334cm">
          <text:p/>
        </draw:line>
        <draw:line draw:style-name="gr17" draw:text-style-name="P1" draw:layer="layout" svg:x1="3.794cm" svg:y1="5.953cm" svg:x2="6.334cm" svg:y2="5.953cm">
          <text:p/>
        </draw:line>
        <draw:line draw:style-name="gr17" draw:text-style-name="P1" draw:layer="layout" svg:x1="3.54cm" svg:y1="5.699cm" svg:x2="6.334cm" svg:y2="5.699cm">
          <text:p/>
        </draw:line>
        <draw:line draw:style-name="gr6" draw:text-style-name="P7" draw:layer="layout" svg:x1="3.032cm" svg:y1="19.542cm" svg:x2="3.032cm" svg:y2="16.748cm">
          <text:p text:style-name="P6"><text:span text:style-name="T2">vin</text:span></text:p>
          <text:p text:style-name="P6"><text:span text:style-name="T2"/></text:p>
        </draw:line>
        <draw:line draw:style-name="gr6" draw:text-style-name="P7" draw:layer="layout" svg:x1="3.286cm" svg:y1="19.542cm" svg:x2="3.286cm" svg:y2="5.445cm">
          <text:p text:style-name="P6"><text:span text:style-name="T2">mgnd</text:span></text:p>
          <text:p text:style-name="P6"><text:span text:style-name="T2"/></text:p>
        </draw:line>
        <draw:line draw:style-name="gr17" draw:text-style-name="P1" draw:layer="layout" svg:x1="3.286cm" svg:y1="5.445cm" svg:x2="6.334cm" svg:y2="5.445cm">
          <text:p/>
        </draw:line>
        <draw:line draw:style-name="gr17" draw:text-style-name="P1" draw:layer="layout" svg:x1="3.032cm" svg:y1="5.191cm" svg:x2="6.334cm" svg:y2="5.191cm">
          <text:p/>
        </draw:line>
        <draw:line draw:style-name="gr4" draw:text-style-name="P7" draw:layer="layout" svg:x1="6.715cm" svg:y1="8.874cm" svg:x2="7.858cm" svg:y2="8.874cm">
          <text:p text:style-name="P6"><text:span text:style-name="T2">xdir</text:span></text:p>
          <text:p text:style-name="P6"><text:span text:style-name="T2"/></text:p>
        </draw:line>
        <draw:line draw:style-name="gr4" draw:text-style-name="P7" draw:layer="layout" svg:x1="6.715cm" svg:y1="8.62cm" svg:x2="8.112cm" svg:y2="8.62cm">
          <text:p text:style-name="P6"><text:span text:style-name="T2">xstep</text:span></text:p>
          <text:p text:style-name="P6"><text:span text:style-name="T2"/></text:p>
        </draw:line>
        <draw:custom-shape draw:style-name="gr5" draw:text-style-name="P8" draw:layer="layout" svg:width="1.27cm" svg:height="1.27cm" svg:x="19.923cm" svg:y="12.43cm">
          <text:p text:style-name="P4"><text:span text:style-name="T1">z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8.272cm 13.7cm)">
          <text:p text:style-name="P4"><text:span text:style-name="T3">came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7.764cm 13.7cm)">
          <text:p text:style-name="P4"><text:span text:style-name="T3">a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4.445cm" svg:height="0.254cm" svg:x="17.891cm" svg:y="8.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9.288cm 13.7cm)">
          <text:p text:style-name="P4"><text:span text:style-name="T3">z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508cm" svg:height="0.254cm" draw:transform="rotate (1.5707963267949) translate (10.525cm 15.22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508cm" svg:height="0.254cm" draw:transform="rotate (1.5707963267949) translate (10.525cm 3.54cm)">
          <text:p text:style-name="P4"><text:span text:style-name="T3">y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7" draw:layer="layout" svg:x1="6.715cm" svg:y1="9.128cm" svg:x2="9.128cm" svg:y2="9.128cm">
          <text:p text:style-name="P6"><text:span text:style-name="T2">xlim</text:span></text:p>
          <text:p text:style-name="P6"><text:span text:style-name="T2"/></text:p>
        </draw:line>
        <draw:line draw:style-name="gr6" draw:text-style-name="P7" draw:layer="layout" svg:x1="21.066cm" svg:y1="12.43cm" svg:x2="21.066cm" svg:y2="8.874cm">
          <text:p text:style-name="P6"><text:span text:style-name="T2">vin</text:span></text:p>
          <text:p text:style-name="P6"><text:span text:style-name="T2"/></text:p>
        </draw:line>
        <draw:line draw:style-name="gr6" draw:text-style-name="P7" draw:layer="layout" svg:x1="20.812cm" svg:y1="12.43cm" svg:x2="20.812cm" svg:y2="8.874cm">
          <text:p text:style-name="P6"><text:span text:style-name="T2">dgnd</text:span></text:p>
          <text:p text:style-name="P6"><text:span text:style-name="T2"/></text:p>
        </draw:line>
        <draw:line draw:style-name="gr4" draw:text-style-name="P7" draw:layer="layout" svg:x1="20.558cm" svg:y1="12.43cm" svg:x2="20.558cm" svg:y2="8.87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20.304cm" svg:y1="12.43cm" svg:x2="20.304cm" svg:y2="8.874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20.05cm" svg:y1="12.43cm" svg:x2="20.05cm" svg:y2="8.874cm">
          <text:p text:style-name="P6"><text:span text:style-name="T2">stepen</text:span></text:p>
          <text:p text:style-name="P6"><text:span text:style-name="T2"/></text:p>
        </draw:line>
        <draw:custom-shape draw:style-name="gr5" draw:text-style-name="P15" draw:layer="layout" svg:width="1.27cm" svg:height="1.27cm" svg:x="21.32cm" svg:y="11.414cm">
          <text:p text:style-name="P4"><text:span text:style-name="T4">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21.447cm" svg:y1="11.414cm" svg:x2="21.447cm" svg:y2="8.874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21.701cm" svg:y1="11.414cm" svg:x2="21.701cm" svg:y2="8.874cm">
          <text:p text:style-name="P6"><text:span text:style-name="T2">ggnd</text:span></text:p>
          <text:p text:style-name="P6"><text:span text:style-name="T2"/></text:p>
        </draw:line>
        <draw:line draw:style-name="gr4" draw:text-style-name="P7" draw:layer="layout" svg:x1="21.955cm" svg:y1="11.414cm" svg:x2="21.955cm" svg:y2="8.874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22.209cm" svg:y1="11.414cm" svg:x2="22.209cm" svg:y2="8.874cm">
          <text:p text:style-name="P6"><text:span text:style-name="T2">drx</text:span></text:p>
          <text:p text:style-name="P6"><text:span text:style-name="T2"/></text:p>
        </draw:line>
        <draw:line draw:style-name="gr4" draw:text-style-name="P7" draw:layer="layout" svg:x1="19.542cm" svg:y1="12.43cm" svg:x2="19.542cm" svg:y2="8.874cm">
          <text:p text:style-name="P6"><text:span text:style-name="T2">dgnd</text:span></text:p>
          <text:p text:style-name="P6"><text:span text:style-name="T2"/></text:p>
        </draw:line>
        <draw:line draw:style-name="gr4" draw:text-style-name="P7" draw:layer="layout" svg:x1="19.288cm" svg:y1="12.43cm" svg:x2="19.288cm" svg:y2="8.874cm">
          <text:p text:style-name="P6"><text:span text:style-name="T2">zlim</text:span></text:p>
          <text:p text:style-name="P6"><text:span text:style-name="T2"/></text:p>
        </draw:line>
        <draw:custom-shape draw:style-name="gr5" draw:text-style-name="P8" draw:layer="layout" svg:width="1.27cm" svg:height="1.27cm" svg:x="7.5cm" svg:y="9.523cm">
          <text:p text:style-name="P4"><text:span text:style-name="T1">x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9.128cm" svg:y1="9.128cm" svg:x2="24.749cm" svg:y2="9.128cm">
          <text:p/>
        </draw:line>
        <draw:custom-shape draw:style-name="gr21" draw:text-style-name="P11" draw:layer="layout" svg:width="1.778cm" svg:height="0.254cm" draw:transform="rotate (1.5707963267949) translate (11.414cm 10.65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.778cm" svg:height="0.254cm" draw:transform="rotate (1.5707963267949) translate (24.876cm 10.652cm)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8.78cm" svg:y1="12.43cm" svg:x2="18.78cm" svg:y2="8.874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19.034cm" svg:y1="12.43cm" svg:x2="19.034cm" svg:y2="8.874cm">
          <text:p text:style-name="P6"><text:span text:style-name="T2">dgnd</text:span></text:p>
          <text:p text:style-name="P6"><text:span text:style-name="T2"/></text:p>
        </draw:line>
        <draw:line draw:style-name="gr14" draw:text-style-name="P7" draw:layer="layout" svg:x1="18.399cm" svg:y1="12.43cm" svg:x2="18.399cm" svg:y2="8.874cm">
          <text:p text:style-name="P6"><text:span text:style-name="T2">usb</text:span></text:p>
          <text:p text:style-name="P6"><text:span text:style-name="T2"/></text:p>
        </draw:line>
        <draw:line draw:style-name="gr14" draw:text-style-name="P7" draw:layer="layout" svg:x1="17.891cm" svg:y1="12.43cm" svg:x2="17.891cm" svg:y2="8.874cm">
          <text:p text:style-name="P6"><text:span text:style-name="T2">air</text:span></text:p>
          <text:p text:style-name="P6"><text:span text:style-name="T2"/></text:p>
        </draw:line>
        <draw:line draw:style-name="gr22" draw:text-style-name="P1" draw:layer="layout" svg:x1="2.524cm" svg:y1="4.937cm" svg:x2="6.588cm" svg:y2="4.937cm">
          <text:p/>
        </draw:line>
        <draw:line draw:style-name="gr22" draw:text-style-name="P1" draw:layer="layout" svg:x1="2.27cm" svg:y1="4.683cm" svg:x2="6.588cm" svg:y2="4.683cm">
          <text:p/>
        </draw:line>
        <draw:line draw:style-name="gr13" draw:text-style-name="P7" draw:layer="layout" svg:x1="6.588cm" svg:y1="7.858cm" svg:x2="18.018cm" svg:y2="7.858cm">
          <text:p text:style-name="P6"><text:span text:style-name="T2">probe</text:span></text:p>
          <text:p text:style-name="P6"><text:span text:style-name="T2"/></text:p>
        </draw:line>
        <draw:line draw:style-name="gr4" draw:text-style-name="P7" draw:layer="layout" svg:x1="4.937cm" svg:y1="15.351cm" svg:x2="17.383cm" svg:y2="15.351cm">
          <text:p text:style-name="P6"><text:span text:style-name="T2">zlim</text:span></text:p>
          <text:p text:style-name="P6"><text:span text:style-name="T2"/></text:p>
        </draw:line>
        <draw:line draw:style-name="gr4" draw:text-style-name="P7" draw:layer="layout" svg:x1="6.588cm" svg:y1="6.588cm" svg:x2="19.288cm" svg:y2="6.588cm">
          <text:p text:style-name="P6"><text:span text:style-name="T2">zdir</text:span></text:p>
          <text:p text:style-name="P6"><text:span text:style-name="T2"/></text:p>
        </draw:line>
        <draw:line draw:style-name="gr4" draw:text-style-name="P7" draw:layer="layout" svg:x1="6.588cm" svg:y1="6.334cm" svg:x2="19.542cm" svg:y2="6.334cm">
          <text:p text:style-name="P6"><text:span text:style-name="T2">zstep</text:span></text:p>
          <text:p text:style-name="P6"><text:span text:style-name="T2"/></text:p>
        </draw:line>
        <draw:line draw:style-name="gr6" draw:text-style-name="P7" draw:layer="layout" svg:x1="6.588cm" svg:y1="5.953cm" svg:x2="19.796cm" svg:y2="5.953cm">
          <text:p text:style-name="P6"><text:span text:style-name="T2">dgnd</text:span></text:p>
          <text:p text:style-name="P6"><text:span text:style-name="T2"/></text:p>
        </draw:line>
        <draw:line draw:style-name="gr6" draw:text-style-name="P7" draw:layer="layout" svg:x1="6.588cm" svg:y1="5.699cm" svg:x2="20.05cm" svg:y2="5.699cm">
          <text:p text:style-name="P6"><text:span text:style-name="T2">vcc</text:span></text:p>
          <text:p text:style-name="P6"><text:span text:style-name="T2"/></text:p>
        </draw:line>
        <draw:line draw:style-name="gr6" draw:text-style-name="P7" draw:layer="layout" svg:x1="6.588cm" svg:y1="5.445cm" svg:x2="20.304cm" svg:y2="5.445cm">
          <text:p text:style-name="P6"><text:span text:style-name="T2">mgnd</text:span></text:p>
          <text:p text:style-name="P6"><text:span text:style-name="T2"/></text:p>
        </draw:line>
        <draw:line draw:style-name="gr6" draw:text-style-name="P7" draw:layer="layout" svg:x1="6.588cm" svg:y1="5.191cm" svg:x2="20.558cm" svg:y2="5.191cm">
          <text:p text:style-name="P6"><text:span text:style-name="T2">vin</text:span></text:p>
          <text:p text:style-name="P6"><text:span text:style-name="T2"/></text:p>
        </draw:line>
        <draw:line draw:style-name="gr14" draw:text-style-name="P7" draw:layer="layout" svg:x1="6.588cm" svg:y1="4.937cm" svg:x2="20.812cm" svg:y2="4.937cm">
          <text:p text:style-name="P6"><text:span text:style-name="T2">air</text:span></text:p>
          <text:p text:style-name="P6"><text:span text:style-name="T2"/></text:p>
        </draw:line>
        <draw:line draw:style-name="gr14" draw:text-style-name="P7" draw:layer="layout" svg:x1="6.588cm" svg:y1="4.683cm" svg:x2="21.066cm" svg:y2="4.683cm">
          <text:p text:style-name="P6"><text:span text:style-name="T2">usb</text:span></text:p>
          <text:p text:style-name="P6"><text:span text:style-name="T2"/></text:p>
        </draw:line>
        <draw:line draw:style-name="gr4" draw:text-style-name="P7" draw:layer="layout" svg:x1="6.588cm" svg:y1="7.356cm" svg:x2="18.526cm" svg:y2="7.35cm">
          <text:p text:style-name="P6"><text:span text:style-name="T2">dtx</text:span></text:p>
          <text:p text:style-name="P6"><text:span text:style-name="T2"/></text:p>
        </draw:line>
        <draw:line draw:style-name="gr4" draw:text-style-name="P7" draw:layer="layout" svg:x1="6.588cm" svg:y1="7.604cm" svg:x2="18.272cm" svg:y2="7.604cm">
          <text:p text:style-name="P6"><text:span text:style-name="T2">drx</text:span></text:p>
          <text:p text:style-name="P6"><text:span text:style-name="T2"/></text:p>
        </draw:line>
        <draw:line draw:style-name="gr11" draw:text-style-name="P1" draw:layer="layout" svg:x1="18.272cm" svg:y1="7.604cm" svg:x2="18.272cm" svg:y2="8.62cm">
          <text:p/>
        </draw:line>
        <draw:line draw:style-name="gr11" draw:text-style-name="P1" draw:layer="layout" svg:x1="18.526cm" svg:y1="7.35cm" svg:x2="18.526cm" svg:y2="8.62cm">
          <text:p/>
        </draw:line>
        <draw:line draw:style-name="gr16" draw:text-style-name="P1" draw:layer="layout" svg:x1="18.018cm" svg:y1="7.858cm" svg:x2="18.018cm" svg:y2="8.62cm">
          <text:p/>
        </draw:line>
        <draw:line draw:style-name="gr11" draw:text-style-name="P1" draw:layer="layout" svg:x1="19.034cm" svg:y1="6.842cm" svg:x2="19.034cm" svg:y2="8.62cm">
          <text:p/>
        </draw:line>
        <draw:line draw:style-name="gr11" draw:text-style-name="P1" draw:layer="layout" svg:x1="19.288cm" svg:y1="6.588cm" svg:x2="19.288cm" svg:y2="8.62cm">
          <text:p/>
        </draw:line>
        <draw:line draw:style-name="gr11" draw:text-style-name="P1" draw:layer="layout" svg:x1="19.542cm" svg:y1="6.334cm" svg:x2="19.542cm" svg:y2="8.62cm">
          <text:p/>
        </draw:line>
        <draw:line draw:style-name="gr17" draw:text-style-name="P1" draw:layer="layout" svg:x1="19.796cm" svg:y1="5.953cm" svg:x2="19.796cm" svg:y2="8.62cm">
          <text:p/>
        </draw:line>
        <draw:line draw:style-name="gr17" draw:text-style-name="P1" draw:layer="layout" svg:x1="20.05cm" svg:y1="5.699cm" svg:x2="20.05cm" svg:y2="8.62cm">
          <text:p/>
        </draw:line>
        <draw:line draw:style-name="gr17" draw:text-style-name="P1" draw:layer="layout" svg:x1="20.304cm" svg:y1="5.445cm" svg:x2="20.304cm" svg:y2="8.62cm">
          <text:p/>
        </draw:line>
        <draw:line draw:style-name="gr17" draw:text-style-name="P1" draw:layer="layout" svg:x1="20.558cm" svg:y1="5.191cm" svg:x2="20.558cm" svg:y2="8.62cm">
          <text:p/>
        </draw:line>
        <draw:line draw:style-name="gr22" draw:text-style-name="P1" draw:layer="layout" svg:x1="20.812cm" svg:y1="4.937cm" svg:x2="20.812cm" svg:y2="8.62cm">
          <text:p/>
        </draw:line>
        <draw:line draw:style-name="gr22" draw:text-style-name="P1" draw:layer="layout" svg:x1="21.066cm" svg:y1="4.683cm" svg:x2="21.066cm" svg:y2="8.62cm">
          <text:p/>
        </draw:line>
        <draw:custom-shape draw:style-name="gr23" draw:text-style-name="P5" draw:layer="layout" svg:width="1.111cm" svg:height="1.016cm" svg:x="4.245cm" svg:y="17.256cm">
          <text:p text:style-name="P4"><text:span text:style-name="T2">whe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draw:layer="layout" svg:width="4.858cm" svg:height="2.064cm" svg:x="22.082cm" svg:y="18.526cm">
          <text:p text:style-name="P16"><text:span text:style-name="T1">WorkBee Wire Routing</text:span></text:p>
          <text:p text:style-name="P16"><text:span text:style-name="T1">Craig Hollabaugh</text:span></text:p>
          <text:p text:style-name="P16"><text:span text:style-name="T1">1810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24.749cm" svg:y1="9.128cm" svg:x2="24.749cm" svg:y2="9.382cm">
          <text:p/>
        </draw:line>
        <draw:custom-shape draw:style-name="gr20" draw:text-style-name="P14" draw:layer="layout" svg:width="0.508cm" svg:height="0.254cm" svg:x="11.922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10.398cm" svg:y1="14.335cm" svg:x2="10.398cm" svg:y2="2.651cm">
          <text:p/>
        </draw:line>
        <draw:line draw:style-name="gr26" draw:text-style-name="P7" draw:layer="layout" svg:x1="9.382cm" svg:y1="13.065cm" svg:x2="9.382cm" svg:y2="2.651cm">
          <text:p/>
        </draw:line>
        <draw:line draw:style-name="gr26" draw:text-style-name="P7" draw:layer="layout" svg:x1="9.636cm" svg:y1="13.319cm" svg:x2="9.636cm" svg:y2="2.651cm">
          <text:p/>
        </draw:line>
        <draw:line draw:style-name="gr26" draw:text-style-name="P7" draw:layer="layout" svg:x1="8.62cm" svg:y1="9.509cm" svg:x2="8.62cm" svg:y2="5.191cm">
          <text:p/>
        </draw:line>
        <draw:line draw:style-name="gr26" draw:text-style-name="P7" draw:layer="layout" svg:x1="8.366cm" svg:y1="9.509cm" svg:x2="8.366cm" svg:y2="5.445cm">
          <text:p/>
        </draw:line>
        <draw:line draw:style-name="gr25" draw:text-style-name="P18" draw:layer="layout" svg:x1="7.858cm" svg:y1="9.509cm" svg:x2="7.858cm" svg:y2="8.874cm">
          <text:p/>
        </draw:line>
        <draw:line draw:style-name="gr25" draw:text-style-name="P18" draw:layer="layout" svg:x1="8.112cm" svg:y1="9.509cm" svg:x2="8.112cm" svg:y2="8.62cm">
          <text:p/>
        </draw:line>
        <draw:line draw:style-name="gr27" draw:text-style-name="P18" draw:layer="layout" svg:x1="3.286cm" svg:y1="13.319cm" svg:x2="9.636cm" svg:y2="13.319cm">
          <text:p/>
        </draw:line>
        <draw:line draw:style-name="gr27" draw:text-style-name="P18" draw:layer="layout" svg:x1="3.032cm" svg:y1="13.065cm" svg:x2="9.382cm" svg:y2="13.065cm">
          <text:p/>
        </draw:line>
        <draw:line draw:style-name="gr27" draw:text-style-name="P18" draw:layer="layout" svg:x1="3.794cm" svg:y1="16.367cm" svg:x2="3.921cm" svg:y2="16.367cm">
          <text:p/>
        </draw:line>
        <draw:line draw:style-name="gr27" draw:text-style-name="P18" draw:layer="layout" svg:x1="3.54cm" svg:y1="16.621cm" svg:x2="3.921cm" svg:y2="16.621cm">
          <text:p/>
        </draw:line>
        <draw:line draw:style-name="gr25" draw:text-style-name="P18" draw:layer="layout" svg:x1="10.652cm" svg:y1="2.778cm" svg:x2="9.636cm" svg:y2="2.778cm">
          <text:p/>
        </draw:line>
        <draw:line draw:style-name="gr27" draw:text-style-name="P18" draw:layer="layout" svg:x1="4.175cm" svg:y1="19.415cm" svg:x2="3.286cm" svg:y2="19.415cm">
          <text:p/>
        </draw:line>
        <draw:line draw:style-name="gr28" draw:text-style-name="P18" draw:layer="layout" svg:x1="3.032cm" svg:y1="18.653cm" svg:x2="4.048cm" svg:y2="18.653cm">
          <text:p/>
        </draw:line>
        <draw:line draw:style-name="gr27" draw:text-style-name="P18" draw:layer="layout" svg:x1="4.175cm" svg:y1="19.415cm" svg:x2="4.175cm" svg:y2="19.288cm">
          <text:p/>
        </draw:line>
        <draw:custom-shape draw:style-name="gr29" draw:text-style-name="P12" draw:layer="layout" svg:width="0.127cm" svg:height="0.127cm" svg:x="4.175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079cm" svg:y="16.676cm">
          <draw:text-box>
            <text:p><text:span text:style-name="T2">POWER</text:span></text:p>
          </draw:text-box>
        </draw:frame>
        <draw:line draw:style-name="gr31" draw:text-style-name="P18" draw:layer="layout" svg:x1="3.159cm" svg:y1="14.843cm" svg:x2="6.334cm" svg:y2="14.843cm">
          <text:p/>
        </draw:line>
        <draw:line draw:style-name="gr13" draw:text-style-name="P7" draw:layer="layout" svg:x1="6.334cm" svg:y1="16.24cm" svg:x2="6.334cm" svg:y2="14.843cm">
          <text:p text:style-name="P6"><text:span text:style-name="T2">msense</text:span></text:p>
          <text:p text:style-name="P6"><text:span text:style-name="T2"/></text:p>
        </draw:line>
        <draw:line draw:style-name="gr1" draw:text-style-name="P1" draw:layer="layout" svg:x1="8.747cm" svg:y1="17.51cm" svg:x2="7.985cm" svg:y2="17.002cm">
          <text:p/>
        </draw:line>
        <draw:line draw:style-name="gr1" draw:text-style-name="P1" draw:layer="layout" svg:x1="8.747cm" svg:y1="17.51cm" svg:x2="7.858cm" svg:y2="17.002cm">
          <text:p/>
        </draw:line>
        <draw:line draw:style-name="gr1" draw:text-style-name="P1" draw:layer="layout" svg:x1="8.747cm" svg:y1="17.51cm" svg:x2="7.223cm" svg:y2="17.002cm">
          <text:p/>
        </draw:line>
        <draw:line draw:style-name="gr1" draw:text-style-name="P1" draw:layer="layout" svg:x1="6.334cm" svg:y1="17.002cm" svg:x2="9.001cm" svg:y2="17.51cm">
          <text:p/>
        </draw:line>
        <draw:line draw:style-name="gr1" draw:text-style-name="P1" draw:layer="layout" svg:x1="7.403cm" svg:y1="17.338cm" svg:x2="8.747cm" svg:y2="17.51cm">
          <text:p/>
        </draw:line>
        <draw:line draw:style-name="gr1" draw:text-style-name="P1" draw:layer="layout" svg:x1="6.588cm" svg:y1="17.383cm" svg:x2="8.747cm" svg:y2="17.51cm">
          <text:p/>
        </draw:line>
        <draw:line draw:style-name="gr1" draw:text-style-name="P1" draw:layer="layout" svg:x1="7.35cm" svg:y1="17.383cm" svg:x2="8.747cm" svg:y2="17.51cm">
          <text:p/>
        </draw:line>
        <draw:line draw:style-name="gr1" draw:text-style-name="P1" draw:layer="layout" svg:x1="6.588cm" svg:y1="17.51cm" svg:x2="8.62cm" svg:y2="17.51cm">
          <text:p/>
        </draw:line>
        <draw:line draw:style-name="gr1" draw:text-style-name="P1" draw:layer="layout" svg:x1="7.096cm" svg:y1="17.002cm" svg:x2="8.874cm" svg:y2="17.51cm">
          <text:p/>
        </draw:line>
        <draw:line draw:style-name="gr1" draw:text-style-name="P1" draw:layer="layout" svg:x1="6.207cm" svg:y1="17.002cm" svg:x2="8.874cm" svg:y2="17.51cm">
          <text:p/>
        </draw:line>
        <draw:line draw:style-name="gr1" draw:text-style-name="P1" draw:layer="layout" svg:x1="6.588cm" svg:y1="18.145cm" svg:x2="8.747cm" svg:y2="17.637cm">
          <text:p/>
        </draw:line>
        <draw:line draw:style-name="gr1" draw:text-style-name="P1" draw:layer="layout" svg:x1="6.588cm" svg:y1="18.272cm" svg:x2="8.747cm" svg:y2="17.637cm">
          <text:p/>
        </draw:line>
        <draw:line draw:style-name="gr1" draw:text-style-name="P1" draw:layer="layout" svg:x1="7.35cm" svg:y1="18.145cm" svg:x2="8.747cm" svg:y2="17.764cm">
          <text:p/>
        </draw:line>
        <draw:line draw:style-name="gr1" draw:text-style-name="P1" draw:layer="layout" svg:x1="6.969cm" svg:y1="18.399cm" svg:x2="8.747cm" svg:y2="17.637cm">
          <text:p/>
        </draw:line>
        <draw:line draw:style-name="gr1" draw:text-style-name="P1" draw:layer="layout" svg:x1="7.985cm" svg:y1="18.018cm" svg:x2="8.874cm" svg:y2="17.637cm">
          <text:p/>
        </draw:line>
        <draw:line draw:style-name="gr1" draw:text-style-name="P1" draw:layer="layout" svg:x1="7.858cm" svg:y1="18.018cm" svg:x2="8.747cm" svg:y2="17.637cm">
          <text:p/>
        </draw:line>
        <draw:custom-shape draw:style-name="gr32" draw:text-style-name="P20" draw:layer="layout" svg:width="0.556cm" svg:height="0.508cm" svg:x="6.08cm" svg:y="16.494cm">
          <text:p text:style-name="P4"><text:span text:style-name="T5">X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7.746cm" svg:y="16.494cm">
          <text:p text:style-name="P4"><text:span text:style-name="T5">Z</text:span>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0.555cm" svg:height="0.508cm" svg:x="6.913cm" svg:y="16.494cm">
          <text:p text:style-name="P4"><text:span text:style-name="T5">Y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6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6cm" svg:y="1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7.776cm" svg:y="16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7.256cm">
          <text:p text:style-name="P4"><text:span text:style-name="T5">M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0.556cm" svg:height="0.508cm" svg:x="6.08cm" svg:y="17.256cm">
          <text:p text:style-name="P4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9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941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71cm" svg:y1="17.51cm" svg:x2="10.652cm" svg:y2="16.875cm">
          <text:p/>
        </draw:line>
        <draw:line draw:style-name="gr1" draw:text-style-name="P1" draw:layer="layout" svg:x1="11.16cm" svg:y1="17.129cm" svg:x2="10.271cm" svg:y2="17.51cm">
          <text:p/>
        </draw:line>
        <draw:line draw:style-name="gr1" draw:text-style-name="P1" draw:layer="layout" svg:x1="10.652cm" svg:y1="17.637cm" svg:x2="10.271cm" svg:y2="17.51cm">
          <text:p/>
        </draw:line>
        <draw:custom-shape draw:style-name="gr35" draw:text-style-name="P5" draw:layer="layout" svg:width="0.603cm" svg:height="0.635cm" svg:x="10.525cm" svg:y="16.367cm">
          <text:p text:style-name="P4"><text:span text:style-name="T2">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2" draw:layer="layout" svg:width="0.603cm" svg:height="0.635cm" svg:x="11.033cm" svg:y="16.875cm">
          <text:p text:style-name="P21"><text:span text:style-name="T2">feed</text:span></text:p>
          <text:p text:style-name="P21"><text:span text:style-name="T2">ho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4" draw:layer="layout" svg:width="0.603cm" svg:height="0.635cm" svg:x="10.557cm" svg:y="17.383cm">
          <text:p text:style-name="P23"><text:span text:style-name="T2">cycle</text:span></text:p>
          <text:p text:style-name="P23"><text:span text:style-name="T2">start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493cm" svg:y1="17.51cm" svg:x2="8.239cm" svg:y2="17.51cm">
          <text:p/>
        </draw:line>
        <draw:custom-shape draw:style-name="gr36" draw:text-style-name="P25" draw:layer="layout" svg:width="0.555cm" svg:height="0.508cm" svg:x="10.097cm" svg:y="18.272cm">
          <text:p text:style-name="P4"><text:span text:style-name="T5">SD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906cm" svg:y1="18.272cm" svg:x2="9.89cm" svg:y2="17.637cm">
          <text:p/>
        </draw:line>
        <draw:custom-shape draw:style-name="gr37" draw:text-style-name="P20" draw:layer="layout" svg:width="0.635cm" svg:height="0.508cm" svg:x="9.382cm" svg:y="18.272cm">
          <text:p text:style-name="P4"><text:span text:style-name="T5">US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0.398cm" svg:y1="18.272cm" svg:x2="9.89cm" svg:y2="17.637cm">
          <text:p/>
        </draw:line>
        <draw:custom-shape draw:style-name="gr38" draw:text-style-name="P25" draw:layer="layout" svg:width="1.016cm" svg:height="0.508cm" svg:x="9.382cm" svg:y="16.494cm">
          <text:p text:style-name="P4"><text:span text:style-name="T5">Display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89cm" svg:y1="17.256cm" svg:x2="9.89cm" svg:y2="17.002cm">
          <text:p/>
        </draw:line>
        <draw:frame draw:style-name="gr39" draw:text-style-name="P26" draw:layer="layout" svg:width="0.772cm" svg:height="0.408cm" draw:transform="rotate (1.5707963267949) translate (9.622cm 17.484cm)">
          <draw:text-box>
            <text:p><text:span text:style-name="T6">I2C</text:span></text:p>
          </draw:text-box>
        </draw:frame>
        <draw:frame draw:style-name="gr39" draw:text-style-name="P26" draw:layer="layout" svg:width="0.772cm" svg:height="0.408cm" draw:transform="rotate (1.5707963267949) translate (9.09cm 17.726cm)">
          <draw:text-box>
            <text:p><text:span text:style-name="T6">I2C</text:span></text:p>
          </draw:text-box>
        </draw:frame>
        <draw:custom-shape draw:style-name="gr20" draw:text-style-name="P14" draw:layer="layout" svg:width="0.508cm" svg:height="0.254cm" svg:x="24.114cm" svg:y="9.001cm">
          <text:p text:style-name="P4"><text:span text:style-name="T3">xl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1" draw:layer="layout" svg:width="4.572cm" svg:height="0.254cm" svg:x="17.764cm" svg:y="10.39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1" draw:layer="layout" svg:width="3.429cm" svg:height="0.254cm" svg:x="17.764cm" svg:y="10.906cm">
          <text:p/>
          <draw:enhanced-geometry svg:viewBox="0 0 21600 21600" draw:type="rectangle" draw:enhanced-path="M 0 0 L 21600 0 21600 21600 0 21600 0 0 Z N"/>
        </draw:custom-shape>
        <draw:line draw:style-name="gr42" draw:text-style-name="P27" draw:layer="layout" svg:x1="23.86cm" svg:y1="16.494cm" svg:x2="25.384cm" svg:y2="16.494cm">
          <text:p text:style-name="P4"><text:span text:style-name="T2">other</text:span></text:p>
          <text:p text:style-name="P4"><text:span text:style-name="T2"/></text:p>
        </draw:line>
        <draw:line draw:style-name="gr43" draw:text-style-name="P28" draw:layer="layout" svg:x1="23.86cm" svg:y1="16.748cm" svg:x2="25.384cm" svg:y2="16.748cm">
          <text:p text:style-name="P4"><text:span text:style-name="T7">power</text:span></text:p>
          <text:p text:style-name="P4"><text:span text:style-name="T7"/></text:p>
        </draw:line>
        <draw:line draw:style-name="gr44" draw:text-style-name="P28" draw:layer="layout" svg:x1="23.86cm" svg:y1="17.002cm" svg:x2="25.384cm" svg:y2="17.002cm">
          <text:p text:style-name="P4"><text:span text:style-name="T7">digital</text:span></text:p>
          <text:p text:style-name="P4"><text:span text:style-name="T7"/></text:p>
        </draw:line>
        <draw:line draw:style-name="gr45" draw:text-style-name="P28" draw:layer="layout" svg:x1="23.86cm" svg:y1="17.256cm" svg:x2="25.384cm" svg:y2="17.256cm">
          <text:p text:style-name="P4"><text:span text:style-name="T7">analog</text:span></text:p>
          <text:p text:style-name="P4"><text:span text:style-name="T7"/></text:p>
        </draw:line>
        <draw:custom-shape draw:style-name="gr46" draw:text-style-name="P29" draw:layer="layout" svg:width="1.524cm" svg:height="0.508cm" svg:x="23.86cm" svg:y="17.51cm">
          <text:p text:style-name="P4"><text:span text:style-name="T5">futur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699cm" svg:y1="18.272cm" svg:x2="9.509cm" svg:y2="17.637cm">
          <text:p/>
        </draw:line>
        <draw:custom-shape draw:style-name="gr35" draw:text-style-name="P22" draw:layer="layout" svg:width="0.603cm" svg:height="0.635cm" svg:x="5.318cm" svg:y="18.018cm">
          <text:p text:style-name="P21"><text:span text:style-name="T2">feed</text:span></text:p>
          <text:p text:style-name="P21"><text:span text:style-name="T2">ov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" draw:layer="layout" svg:width="0.889cm" svg:height="0.254cm" draw:transform="rotate (1.5707963267949) translate (2.905cm 17.63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" draw:layer="layout" svg:x1="3.032cm" svg:y1="16.748cm" svg:x2="3.032cm" svg:y2="5.191cm">
          <text:p/>
        </draw:line>
        <draw:custom-shape draw:style-name="gr47" draw:text-style-name="P5" draw:layer="layout" svg:width="0.889cm" svg:height="0.254cm" draw:transform="rotate (1.5707963267949) translate (2.905cm 15.605cm)">
          <text:p text:style-name="P4"><text:span text:style-name="T2">ms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8" draw:layer="layout" svg:x1="1.508cm" svg:y1="14.081cm" svg:x2="20.177cm" svg:y2="14.081cm">
          <text:p/>
        </draw:line>
        <draw:custom-shape draw:style-name="gr49" draw:text-style-name="P5" draw:layer="layout" svg:width="1.111cm" svg:height="1.169cm" svg:x="20.05cm" svg:y="13.827cm">
          <text:p text:style-name="P4"><text:span text:style-name="T2">spin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30" draw:layer="layout" svg:x1="1cm" svg:y1="20.431cm" svg:x2="3.159cm" svg:y2="20.431cm">
          <text:p text:style-name="P2"><text:span text:style-name="T2">AC</text:span></text:p>
          <text:p text:style-name="P2"><text:span text:style-name="T2"/></text:p>
        </draw:line>
        <draw:line draw:style-name="gr48" draw:text-style-name="P18" draw:layer="layout" svg:x1="1.462cm" svg:y1="20.431cm" svg:x2="1.462cm" svg:y2="14.081cm">
          <text:p/>
        </draw:line>
        <draw:line draw:style-name="gr48" draw:text-style-name="P18" draw:layer="layout" svg:x1="3.159cm" svg:y1="20.304cm" svg:x2="3.16cm" svg:y2="20.431cm">
          <text:p/>
        </draw:line>
        <draw:line draw:style-name="gr50" draw:text-style-name="P31" draw:layer="layout" svg:x1="23.86cm" svg:y1="16.24cm" svg:x2="25.511cm" svg:y2="16.24cm">
          <text:p text:style-name="P4"><text:span text:style-name="T2">AC</text:span></text:p>
          <text:p text:style-name="P4"><text:span text:style-name="T2"/></text:p>
        </draw:line>
        <draw:path draw:style-name="gr25" draw:text-style-name="P18" draw:layer="layout" svg:width="1.602cm" svg:height="1.632cm" draw:transform="rotate (-1.5707963267949) translate (20.532cm 13.599cm)" svg:viewBox="0 0 1603 1633" svg:d="M0 1633c108-6 213-8 325-23 161-21 315-63 446-151 100-67 181-160 272-242 92-83 190-161 265-264 59-81 85-176 121-265s31-188 60-280c29-90 34-190 76-279l23-76 15-53">
          <text:p/>
        </draw:path>
        <draw:custom-shape draw:style-name="gr18" draw:text-style-name="P14" draw:layer="layout" svg:width="1.27cm" svg:height="0.254cm" draw:transform="rotate (1.5707963267949) translate (20.497cm 16.367cm)">
          <text:p text:style-name="P4"><text:span text:style-name="T3">pro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.27cm" svg:height="0.254cm" draw:transform="rotate (1.5707963267949) translate (18.78cm 13.7cm)">
          <text:p text:style-name="P4"><text:span text:style-name="T3">j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5" draw:layer="layout" svg:width="0.555cm" svg:height="0.508cm" svg:x="10.732cm" svg:y="18.272cm">
          <text:p text:style-name="P4"><text:span text:style-name="T5">wifi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763cm" svg:y1="18.272cm" svg:x2="9.89cm" svg:y2="17.637cm">
          <text:p/>
        </draw:line>
        <draw:line draw:style-name="gr4" draw:text-style-name="P7" draw:layer="layout" svg:x1="4.048cm" svg:y1="16.24cm" svg:x2="4.048cm" svg:y2="6.334cm">
          <text:p text:style-name="P6"><text:span text:style-name="T2">zstep</text:span></text:p>
          <text:p text:style-name="P6"><text:span text:style-name="T2"/></text:p>
        </draw:line>
        <draw:line draw:style-name="gr4" draw:text-style-name="P7" draw:layer="layout" svg:x1="7.096cm" svg:y1="16.24cm" svg:x2="7.096cm" svg:y2="14.97cm">
          <text:p text:style-name="P6"><text:span text:style-name="T2">astep</text:span></text:p>
          <text:p text:style-name="P6"><text:span text:style-name="T2"/></text:p>
        </draw:line>
        <draw:line draw:style-name="gr4" draw:text-style-name="P7" draw:layer="layout" svg:x1="7.35cm" svg:y1="16.24cm" svg:x2="7.35cm" svg:y2="14.97cm">
          <text:p text:style-name="P6"><text:span text:style-name="T2">alim</text:span></text:p>
          <text:p text:style-name="P6"><text:span text:style-name="T2"/></text:p>
        </draw:line>
        <draw:line draw:style-name="gr4" draw:text-style-name="P7" draw:layer="layout" svg:x1="7.985cm" svg:y1="16.24cm" svg:x2="7.985cm" svg:y2="14.97cm">
          <text:p text:style-name="P6"><text:span text:style-name="T2">spindir</text:span></text:p>
          <text:p text:style-name="P6"><text:span text:style-name="T2"/></text:p>
        </draw:line>
        <draw:line draw:style-name="gr4" draw:text-style-name="P7" draw:layer="layout" svg:x1="8.239cm" svg:y1="16.24cm" svg:x2="8.239cm" svg:y2="14.589cm">
          <text:p text:style-name="P6"><text:span text:style-name="T2">spinenable</text:span></text:p>
          <text:p text:style-name="P6"><text:span text:style-name="T2"/></text:p>
        </draw:lin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018cm">
          <text:p text:style-name="P4"><text:span text:style-name="T5">mm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8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018cm">
          <text:p text:style-name="P4"><text:span text:style-name="T5">g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8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018cm">
          <text:p text:style-name="P4"><text:span text:style-name="T5">se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8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31cm" svg:y="17.256cm">
          <text:p text:style-name="P4"><text:span text:style-name="T5">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59cm" svg:y="17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7.746cm" svg:y="18.78cm">
          <text:p text:style-name="P4"><text:span text:style-name="T5">hme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7.775cm" svg:y="19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0" draw:layer="layout" svg:width="0.555cm" svg:height="0.508cm" svg:x="6.913cm" svg:y="18.78cm">
          <text:p text:style-name="P4"><text:span text:style-name="T5">park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945cm" svg:y="19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0.556cm" svg:height="0.508cm" svg:x="6.08cm" svg:y="18.78cm">
          <text:p text:style-name="P4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0.127cm" svg:height="0.127cm" svg:x="6.105cm" svg:y="1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2cm" svg:y1="17.51cm" svg:x2="9.001cm" svg:y2="17.51cm">
          <text:p/>
        </draw:line>
        <draw:custom-shape draw:style-name="gr33" draw:text-style-name="P20" draw:layer="layout" svg:width="0.555cm" svg:height="0.508cm" svg:x="8.62cm" svg:y="17.256cm">
          <text:p text:style-name="P4"><text:span text:style-name="T5">I/O</text:span></text:p>
          <draw:enhanced-geometry svg:viewBox="0 0 21600 21600" draw:type="rectangle" draw:enhanced-path="M 0 0 L 21600 0 21600 21600 0 21600 0 0 Z N"/>
        </draw:custom-shape>
        <draw:custom-shape draw:style-name="gr51" draw:text-style-name="P5" draw:layer="layout" svg:width="1.143cm" svg:height="0.254cm" draw:transform="rotate (1.5707963267949) translate (4.048cm 19.288cm)">
          <text:p text:style-name="P4"><text:span text:style-name="T2">+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3.794cm" svg:y1="16.367cm" svg:x2="3.794cm" svg:y2="5.953cm">
          <text:p text:style-name="P6"><text:span text:style-name="T2">dgnd</text:span></text:p>
          <text:p text:style-name="P6"><text:span text:style-name="T2"/></text:p>
        </draw:line>
        <draw:line draw:style-name="gr4" draw:text-style-name="P7" draw:layer="layout" svg:x1="8.793cm" svg:y1="16.24cm" svg:x2="8.747cm" svg:y2="14.335cm">
          <text:p text:style-name="P6"><text:span text:style-name="T2">stepenable</text:span></text:p>
          <text:p text:style-name="P6"><text:span text:style-name="T2"/></text:p>
        </draw:line>
        <draw:custom-shape draw:style-name="gr37" draw:text-style-name="P20" draw:layer="layout" svg:width="0.635cm" svg:height="0.508cm" svg:x="8.62cm" svg:y="18.272cm">
          <text:p text:style-name="P4"><text:span text:style-name="T5">I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874cm" svg:y1="18.272cm" svg:x2="9.891cm" svg:y2="17.638cm">
          <text:p/>
        </draw:line>
        <draw:custom-shape draw:style-name="gr52" draw:text-style-name="P20" draw:layer="layout" svg:width="0.889cm" svg:height="0.508cm" svg:x="9.382cm" svg:y="17.256cm">
          <text:p text:style-name="P4"><text:span text:style-name="T5">PSoC</text:span></text:p>
          <draw:enhanced-geometry svg:viewBox="0 0 21600 21600" draw:type="rectangle" draw:enhanced-path="M 0 0 L 21600 0 21600 21600 0 21600 0 0 Z N"/>
        </draw:custom-shape>
        <draw:frame draw:style-name="gr53" draw:text-style-name="P32" draw:layer="layout" svg:width="1.37cm" svg:height="0.727cm" svg:x="3.186cm" svg:y="19.315cm">
          <draw:text-box>
            <text:p><text:span text:style-name="T8">dgnd</text:span></text:p>
          </draw:text-box>
        </draw:frame>
        <draw:custom-shape draw:style-name="gr29" draw:text-style-name="P12" draw:layer="layout" svg:width="0.127cm" svg:height="0.127cm" svg:x="4.429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2.159cm" svg:height="0.526cm" svg:x="4.359cm" svg:y="18.592cm">
          <draw:text-box>
            <text:p><text:span text:style-name="T2">ERROR</text:span></text:p>
          </draw:text-box>
        </draw:frame>
        <draw:frame draw:style-name="gr30" draw:text-style-name="P19" draw:layer="layout" svg:width="2.159cm" svg:height="0.526cm" svg:x="4.359cm" svg:y="18.847cm">
          <draw:text-box>
            <text:p><text:span text:style-name="T2">HOLDING</text:span></text:p>
          </draw:text-box>
        </draw:frame>
        <draw:custom-shape draw:style-name="gr29" draw:text-style-name="P12" draw:layer="layout" svg:width="0.127cm" svg:height="0.127cm" svg:x="4.429cm" svg:y="19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254cm" svg:height="1.016cm" svg:x="6.334cm" svg:y="5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8" draw:layer="layout" svg:x1="8.874cm" svg:y1="9.382cm" svg:x2="8.874cm" svg:y2="5.953cm">
          <text:p/>
        </draw:line>
        <draw:custom-shape draw:style-name="gr54" draw:text-style-name="P33" draw:layer="layout" svg:width="0.254cm" svg:height="1.524cm" svg:x="16.24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0.254cm" svg:height="1.524cm" svg:x="5.572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3" draw:layer="layout" svg:width="0.254cm" svg:height="1.524cm" svg:x="12.049cm" svg:y="6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3" draw:layer="layout" svg:width="0.254cm" svg:height="1.523cm" draw:transform="rotate (1.5685273987673) translate (18.145cm 8.1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254cm" svg:height="1.27cm" draw:transform="rotate (1.5685273987673) translate (3.921cm 14.4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3" draw:layer="layout" svg:width="0.254cm" svg:height="1.27cm" draw:transform="rotate (1.5685273987673) translate (3.921cm 10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34" draw:layer="layout" svg:width="0.381cm" svg:height="3.177cm" draw:transform="rotate (1.5707963267949) translate (17.889cm 8.647cm)">
          <draw:text-box>
            <text:p><text:span text:style-name="T9">4</text:span></text:p>
            <text:p><text:span text:style-name="T9">3</text:span></text:p>
            <text:p><text:span text:style-name="T9">58</text:span></text:p>
            <text:p><text:span text:style-name="T9">6</text:span></text:p>
            <text:p><text:span text:style-name="T9">7</text:span></text:p>
            <text:p><text:span text:style-name="T9">1</text:span></text:p>
            <text:p><text:span text:style-name="T9">2</text:span></text:p>
            <text:p><text:span text:style-name="T9">b</text:span></text:p>
            <text:p><text:span text:style-name="T9">c</text:span></text:p>
          </draw:text-box>
        </draw:frame>
        <draw:line draw:style-name="gr7" draw:text-style-name="P7" draw:layer="layout" svg:x1="1.635cm" svg:y1="14.589cm" svg:x2="8.239cm" svg:y2="14.589cm">
          <text:p/>
        </draw:line>
        <draw:frame draw:style-name="gr58" draw:text-style-name="P35" draw:layer="layout" svg:width="2.286cm" svg:height="1.27cm" svg:x="21.828cm" svg:y="15.859cm">
          <draw:text-box>
            <text:p><text:span text:style-name="T10">vcc = 5.0VDC</text:span></text:p>
          </draw:text-box>
        </draw:frame>
        <draw:custom-shape draw:style-name="gr47" draw:text-style-name="P5" draw:layer="layout" svg:width="0.889cm" svg:height="0.254cm" draw:transform="rotate (1.5707963267949) translate (1.835cm 15.097cm)">
          <text:p text:style-name="P4"><text:span text:style-name="T2">e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4" draw:layer="layout" svg:width="0.508cm" svg:height="0.508cm" svg:x="20.939cm" svg:y="8.239cm">
          <text:p text:style-name="P4"><text:span text:style-name="T3">usb</text:span></text:p>
          <text:p text:style-name="P4"><text:span text:style-name="T3">h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36" draw:layer="layout" svg:width="0.762cm" svg:height="0.649cm" draw:transform="rotate (1.5707963267949) translate (21.701cm 12.049cm)">
          <draw:text-box>
            <text:p text:style-name="P16"><text:span text:style-name="T11">blu</text:span></text:p>
            <text:p text:style-name="P16"><text:span text:style-name="T11">yel</text:span></text:p>
          </draw:text-box>
        </draw:frame>
        <draw:frame draw:style-name="gr61" draw:text-style-name="P38" draw:layer="layout" svg:width="5.669cm" svg:height="3.821cm" svg:x="0.819cm" svg:y="0.873cm">
          <draw:text-box>
            <text:p text:style-name="P37"><text:span text:style-name="T12">16/2</text:span></text:p>
            <text:p text:style-name="P37"><text:span text:style-name="T12">VIN</text:span><text:span text:style-name="T12"><text:tab/></text:span><text:span text:style-name="T12">ORANGE</text:span></text:p>
            <text:p text:style-name="P37"><text:span text:style-name="T12">GND</text:span><text:span text:style-name="T12"><text:tab/></text:span><text:span text:style-name="T12">BLACK</text:span></text:p>
            <text:p text:style-name="P37"><text:span text:style-name="T12"/></text:p>
            <text:p text:style-name="P37"><text:span text:style-name="T12">22/6</text:span></text:p>
            <text:p text:style-name="P37"><text:span text:style-name="T12">DVCC</text:span><text:span text:style-name="T12"><text:tab/></text:span><text:span text:style-name="T12">RED</text:span></text:p>
            <text:p text:style-name="P37"><text:span text:style-name="T12">DGND</text:span><text:span text:style-name="T12"><text:tab/></text:span><text:span text:style-name="T12">BLACK</text:span><text:span text:style-name="T12"><text:tab/></text:span></text:p>
            <text:p text:style-name="P37"><text:span text:style-name="T12">ENABLE</text:span><text:span text:style-name="T12"><text:tab/></text:span><text:span text:style-name="T12">GREEN</text:span></text:p>
            <text:p text:style-name="P37"><text:span text:style-name="T12">PULSE</text:span><text:span text:style-name="T12"><text:tab/></text:span><text:span text:style-name="T12">WHITE</text:span><text:span text:style-name="T12"><text:tab/></text:span></text:p>
            <text:p text:style-name="P37"><text:span text:style-name="T12">DIRECTION</text:span><text:span text:style-name="T12"><text:tab/></text:span><text:span text:style-name="T12">BLUE</text:span><text:span text:style-name="T12"><text:tab/></text:span></text:p>
            <text:p text:style-name="P37"><text:span text:style-name="T12">LIMIT</text:span><text:span text:style-name="T12"><text:tab/></text:span><text:span text:style-name="T12">BROWN</text:span></text:p>
            <text:p text:style-name="P37"><text:span text:style-name="T12"/></text:p>
            <text:p text:style-name="P37"><text:span text:style-name="T12">DTX</text:span><text:span text:style-name="T12"><text:tab/></text:span><text:span text:style-name="T12">??</text:span></text:p>
            <text:p text:style-name="P37"><text:span text:style-name="T12">DRX</text:span><text:span text:style-name="T12"><text:tab/></text:span><text:span text:style-name="T12">??</text:span></text:p>
            <text:p text:style-name="P37"><text:span text:style-name="T12">PROBE</text:span><text:span text:style-name="T12"><text:tab/></text:span><text:span text:style-name="T12">??</text:span></text:p>
          </draw:text-box>
        </draw:frame>
        <draw:line draw:style-name="gr4" draw:text-style-name="P10" draw:layer="layout" svg:x1="10.525cm" svg:y1="2.556cm" svg:x2="25.385cm" svg:y2="2.556cm">
          <text:p text:style-name="P9"><text:span text:style-name="T2">stepen</text:span></text:p>
          <text:p text:style-name="P9"><text:span text:style-name="T2"/></text:p>
        </draw:line>
        <draw:line draw:style-name="gr4" draw:text-style-name="P7" draw:layer="layout" svg:x1="6.715cm" svg:y1="9.382cm" svg:x2="7.604cm" svg:y2="9.382cm">
          <text:p text:style-name="P6"><text:span text:style-name="T2">stepen</text:span></text:p>
          <text:p text:style-name="P6"><text:span text:style-name="T2"/></text:p>
        </draw:line>
        <draw:line draw:style-name="gr7" draw:text-style-name="P7" draw:layer="layout" svg:x1="6.334cm" svg:y1="9.382cm" svg:x2="6.461cm" svg:y2="9.382cm">
          <text:p/>
        </draw:line>
        <draw:line draw:style-name="gr7" draw:text-style-name="P7" draw:layer="layout" svg:x1="7.604cm" svg:y1="9.509cm" svg:x2="7.604cm" svg:y2="9.382cm">
          <text:p/>
        </draw:line>
        <draw:line draw:style-name="gr7" draw:text-style-name="P7" draw:layer="layout" svg:x1="6.334cm" svg:y1="14.335cm" svg:x2="6.334cm" svg:y2="9.382cm">
          <text:p/>
        </draw:line>
        <draw:line draw:style-name="gr25" draw:text-style-name="P18" draw:layer="layout" svg:x1="4.683cm" svg:y1="14.335cm" svg:x2="10.398cm" svg:y2="14.335cm">
          <text:p/>
        </draw:line>
        <draw:line draw:style-name="gr4" draw:text-style-name="P7" draw:layer="layout" svg:x1="6.588cm" svg:y1="7.096cm" svg:x2="18.78cm" svg:y2="7.096cm">
          <text:p text:style-name="P6"><text:span text:style-name="T2">stepen</text:span></text:p>
          <text:p text:style-name="P6"><text:span text:style-name="T2"/></text:p>
        </draw:line>
        <draw:line draw:style-name="gr11" draw:text-style-name="P1" draw:layer="layout" svg:x1="18.78cm" svg:y1="7.096cm" svg:x2="18.78cm" svg:y2="8.62cm">
          <text:p/>
        </draw:line>
        <draw:line draw:style-name="gr11" draw:text-style-name="P13" draw:layer="layout" svg:x1="4.683cm" svg:y1="7.096cm" svg:x2="6.588cm" svg:y2="7.096cm">
          <text:p/>
        </draw:line>
        <draw:line draw:style-name="gr11" draw:text-style-name="P13" draw:layer="layout" svg:x1="4.684cm" svg:y1="7.096cm" svg:x2="4.683cm" svg:y2="14.335cm">
          <text:p/>
        </draw:line>
        <draw:frame draw:style-name="gr62" draw:text-style-name="P38" draw:layer="layout" svg:width="5.669cm" svg:height="3.048cm" svg:x="5.318cm" svg:y="0.873cm">
          <draw:text-box>
            <text:p text:style-name="P37"><text:span text:style-name="T12">MGND and DGND single-point</text:span></text:p>
            <text:p text:style-name="P37"><text:span text:style-name="T12">connection at power supply</text:span></text:p>
          </draw:text-box>
        </draw:frame>
        <draw:custom-shape draw:style-name="gr63" draw:text-style-name="P5" draw:layer="layout" svg:width="0.889cm" svg:height="0.635cm" draw:transform="rotate (1.5707963267949) translate (1.081cm 15.097cm)">
          <text:p text:style-name="P4"><text:span text:style-name="T2">AC</text:span></text:p>
          <text:p text:style-name="P4"><text:span text:style-name="T2">R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4" draw:text-style-name="P18" draw:layer="layout" svg:x1="2.016cm" svg:y1="15.097cm" svg:x2="2.905cm" svg:y2="16.875cm">
          <text:p/>
        </draw:line>
        <draw:frame draw:style-name="gr65" draw:text-style-name="P40" draw:layer="layout" svg:width="2.375cm" svg:height="3.583cm" svg:x="12.33cm" svg:y="16.34cm">
          <draw:text-box>
            <text:p text:style-name="P39"><text:span text:style-name="T12">X Gantry</text:span></text:p>
            <text:p text:style-name="P39"><text:span text:style-name="T12">1</text:span><text:span text:style-name="T12"><text:tab/></text:span><text:span text:style-name="T12">mgnd</text:span><text:span text:style-name="T12"><text:tab/></text:span><text:span text:style-name="T12">blk</text:span></text:p>
            <text:p text:style-name="P39"><text:span text:style-name="T12">2</text:span><text:span text:style-name="T12"><text:tab/></text:span><text:span text:style-name="T12">vin</text:span><text:span text:style-name="T12"><text:tab/></text:span><text:span text:style-name="T12">org</text:span></text:p>
            <text:p text:style-name="P39"><text:span text:style-name="T12">3</text:span><text:span text:style-name="T12"><text:tab/></text:span><text:span text:style-name="T12">spare</text:span><text:span text:style-name="T12"><text:tab/></text:span><text:span text:style-name="T12">grn</text:span></text:p>
            <text:p text:style-name="P39"><text:span text:style-name="T12">4</text:span><text:span text:style-name="T12"><text:tab/></text:span><text:span text:style-name="T12">probbe</text:span><text:span text:style-name="T12"><text:tab/></text:span><text:span text:style-name="T12">brn</text:span></text:p>
            <text:p text:style-name="P39"><text:span text:style-name="T12">5</text:span><text:span text:style-name="T12"><text:tab/></text:span><text:span text:style-name="T12">drx</text:span><text:span text:style-name="T12"><text:tab/></text:span><text:span text:style-name="T12">yel/wht</text:span></text:p>
            <text:p text:style-name="P39"><text:span text:style-name="T12">6</text:span><text:span text:style-name="T12"><text:tab/></text:span><text:span text:style-name="T12">trx</text:span><text:span text:style-name="T12"><text:tab/></text:span><text:span text:style-name="T12">blu</text:span></text:p>
            <text:p text:style-name="P39"><text:span text:style-name="T12">7</text:span><text:span text:style-name="T12"><text:tab/></text:span><text:span text:style-name="T12">dgnd</text:span><text:span text:style-name="T12"><text:tab/></text:span><text:span text:style-name="T12">blk</text:span></text:p>
            <text:p text:style-name="P39"><text:span text:style-name="T12">8</text:span><text:span text:style-name="T12"><text:tab/></text:span><text:span text:style-name="T12">vcc</text:span><text:span text:style-name="T12"><text:tab/></text:span><text:span text:style-name="T12">red</text:span></text:p>
            <text:p text:style-name="P39"><text:span text:style-name="T12">9</text:span><text:span text:style-name="T12"><text:tab/></text:span><text:span text:style-name="T12">zstep</text:span><text:span text:style-name="T12"><text:tab/></text:span><text:span text:style-name="T12">wht</text:span></text:p>
            <text:p text:style-name="P39"><text:span text:style-name="T12">10</text:span><text:span text:style-name="T12"><text:tab/></text:span><text:span text:style-name="T12">zdir</text:span><text:span text:style-name="T12"><text:tab/></text:span><text:span text:style-name="T12">blu</text:span></text:p>
            <text:p text:style-name="P39"><text:span text:style-name="T12">11</text:span><text:span text:style-name="T12"><text:tab/></text:span><text:span text:style-name="T12">zen</text:span><text:span text:style-name="T12"><text:tab/></text:span><text:span text:style-name="T12">grn</text:span></text:p>
            <text:p text:style-name="P39"><text:span text:style-name="T12">12</text:span><text:span text:style-name="T12"><text:tab/></text:span><text:span text:style-name="T12">zlim</text:span><text:span text:style-name="T12"><text:tab/></text:span><text:span text:style-name="T12">brn</text:span></text:p>
          </draw:text-box>
        </draw:frame>
        <draw:frame draw:style-name="gr66" draw:text-style-name="P40" draw:layer="layout" svg:width="2.375cm" svg:height="2.393cm" svg:x="14.552cm" svg:y="16.34cm">
          <draw:text-box>
            <text:p text:style-name="P39"><text:span text:style-name="T12">Y Gantry</text:span></text:p>
            <text:p text:style-name="P39"><text:span text:style-name="T12">1</text:span><text:span text:style-name="T12"><text:tab/></text:span><text:span text:style-name="T12">mgnd</text:span><text:span text:style-name="T12"><text:tab/></text:span><text:span text:style-name="T12">blk</text:span></text:p>
            <text:p text:style-name="P39"><text:span text:style-name="T12">2</text:span><text:span text:style-name="T12"><text:tab/></text:span><text:span text:style-name="T12">vin</text:span><text:span text:style-name="T12"><text:tab/></text:span><text:span text:style-name="T12">org</text:span></text:p>
            <text:p text:style-name="P39"><text:span text:style-name="T12">3</text:span><text:span text:style-name="T12"><text:tab/></text:span><text:span text:style-name="T12">dgnd</text:span><text:span text:style-name="T12"><text:tab/></text:span><text:span text:style-name="T12">blk</text:span></text:p>
            <text:p text:style-name="P39"><text:span text:style-name="T12">4</text:span><text:span text:style-name="T12"><text:tab/></text:span><text:span text:style-name="T12">vin</text:span><text:span text:style-name="T12"><text:tab/></text:span><text:span text:style-name="T12">red</text:span></text:p>
            <text:p text:style-name="P39"><text:span text:style-name="T12">5</text:span><text:span text:style-name="T12"><text:tab/></text:span><text:span text:style-name="T12">xstep</text:span><text:span text:style-name="T12"><text:tab/></text:span><text:span text:style-name="T12">whtt</text:span></text:p>
            <text:p text:style-name="P39"><text:span text:style-name="T12">6</text:span><text:span text:style-name="T12"><text:tab/></text:span><text:span text:style-name="T12">xdir</text:span><text:span text:style-name="T12"><text:tab/></text:span><text:span text:style-name="T12">blu</text:span></text:p>
            <text:p text:style-name="P39"><text:span text:style-name="T12">7</text:span><text:span text:style-name="T12"><text:tab/></text:span><text:span text:style-name="T12">xen</text:span><text:span text:style-name="T12"><text:tab/></text:span><text:span text:style-name="T12">grn</text:span></text:p>
            <text:p text:style-name="P39"><text:span text:style-name="T12">8</text:span><text:span text:style-name="T12"><text:tab/></text:span><text:span text:style-name="T12">xlim</text:span><text:span text:style-name="T12"><text:tab/></text:span><text:span text:style-name="T12">brn</text:span></text:p>
          </draw:text-box>
        </draw:frame>
        <draw:frame draw:style-name="gr67" draw:text-style-name="P40" draw:layer="layout" svg:width="2.375cm" svg:height="2.155cm" svg:x="16.689cm" svg:y="16.341cm">
          <draw:text-box>
            <text:p text:style-name="P39"><text:span text:style-name="T12">Rear</text:span></text:p>
            <text:p text:style-name="P39"><text:span text:style-name="T12">1</text:span><text:span text:style-name="T12"><text:tab/></text:span><text:span text:style-name="T12">mgnd</text:span><text:span text:style-name="T12"><text:tab/></text:span><text:span text:style-name="T12">blk</text:span></text:p>
            <text:p text:style-name="P39"><text:span text:style-name="T12">2</text:span><text:span text:style-name="T12"><text:tab/></text:span><text:span text:style-name="T12">vin</text:span><text:span text:style-name="T12"><text:tab/></text:span><text:span text:style-name="T12">org</text:span></text:p>
            <text:p text:style-name="P39"><text:span text:style-name="T12">3</text:span><text:span text:style-name="T12"><text:tab/></text:span><text:span text:style-name="T12">dgnd</text:span><text:span text:style-name="T12"><text:tab/></text:span><text:span text:style-name="T12">blk</text:span></text:p>
            <text:p text:style-name="P39"><text:span text:style-name="T12">4</text:span><text:span text:style-name="T12"><text:tab/></text:span><text:span text:style-name="T12">ystep</text:span><text:span text:style-name="T12"><text:tab/></text:span><text:span text:style-name="T12">wht</text:span></text:p>
            <text:p text:style-name="P39"><text:span text:style-name="T12">5</text:span><text:span text:style-name="T12"><text:tab/></text:span><text:span text:style-name="T12">ydir</text:span><text:span text:style-name="T12"><text:tab/></text:span><text:span text:style-name="T12">blu</text:span></text:p>
            <text:p text:style-name="P39"><text:span text:style-name="T12">6</text:span><text:span text:style-name="T12"><text:tab/></text:span><text:span text:style-name="T12">yen</text:span><text:span text:style-name="T12"><text:tab/></text:span><text:span text:style-name="T12">grn</text:span></text:p>
            <text:p text:style-name="P39"><text:span text:style-name="T12"/></text:p>
          </draw:text-box>
        </draw:frame>
        <draw:line draw:style-name="gr4" draw:text-style-name="P7" draw:layer="layout" svg:x1="6.588cm" svg:y1="6.842cm" svg:x2="19.034cm" svg:y2="6.842cm">
          <text:p text:style-name="P6"><text:span text:style-name="T2">zlim</text:span></text:p>
          <text:p text:style-name="P6"><text:span text:style-name="T2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7T13:55:22.122591154</meta:creation-date>
    <dc:date>2018-10-07T11:58:39.655944048</dc:date>
    <meta:editing-duration>P3DT15H57M46S</meta:editing-duration>
    <meta:editing-cycles>163</meta:editing-cycles>
    <meta:generator>LibreOffice/5.1.6.2$Linux_X86_64 LibreOffice_project/10m0$Build-2</meta:generator>
    <meta:printed-by>Craig Hollabaugh</meta:printed-by>
    <meta:print-date>2018-09-29T17:12:34.766756709</meta:print-date>
    <dc:creator>Craig Hollabaugh</dc:creator>
    <meta:document-statistic meta:object-count="265"/>
  </office:meta>
</office:document-meta>
</file>